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20000002000001BA0000009DBA98F9CFB404FAC9.eps" manifest:media-type="image/x-eps"/>
  <manifest:file-entry manifest:full-path="Pictures/200000020000014C000000EEF028003D045DEABE.eps" manifest:media-type="image/x-eps"/>
  <manifest:file-entry manifest:full-path="Pictures/200000020000016D000000E9034BEA5053F2923A.eps" manifest:media-type="image/x-eps"/>
  <manifest:file-entry manifest:full-path="Pictures/200000020000015B000000EB28FF92AAF52644A4.eps" manifest:media-type="image/x-eps"/>
  <manifest:file-entry manifest:full-path="Pictures/20000002000001B9000000A5D522EFD09A79794D.eps" manifest:media-type="image/x-eps"/>
  <manifest:file-entry manifest:full-path="Pictures/2000000200000151000000F2980D1F69EC9131BE.eps" manifest:media-type="image/x-eps"/>
  <manifest:file-entry manifest:full-path="Pictures/100002010000023C0000010CD178B79AED09DB90.png" manifest:media-type="image/png"/>
  <manifest:file-entry manifest:full-path="Pictures/2000000200000251000001C1B25D161B85177B64.eps" manifest:media-type="image/x-eps"/>
  <manifest:file-entry manifest:full-path="Pictures/2000000200000169000000F2D509C33920B9AE11.eps" manifest:media-type="image/x-eps"/>
  <manifest:file-entry manifest:full-path="Pictures/200000020000014F000000F10FF34B9E59846602.eps" manifest:media-type="image/x-eps"/>
  <manifest:file-entry manifest:full-path="Pictures/100002010000023C0000010CA1B4795260A0909C.png" manifest:media-type="image/png"/>
  <manifest:file-entry manifest:full-path="Pictures/100002010000023C0000010C424A4E2772C3D278.png" manifest:media-type="image/png"/>
  <manifest:file-entry manifest:full-path="Pictures/10000000000002B8000001D4A5C4FC5928BAEE31.bmp" manifest:media-type="image/bmp"/>
  <manifest:file-entry manifest:full-path="Pictures/20000002000001BB000000A3D30C760D0738A47C.eps" manifest:media-type="image/x-eps"/>
  <manifest:file-entry manifest:full-path="Pictures/20000002000001B500000088F97B332EE7D83E30.eps" manifest:media-type="image/x-eps"/>
  <manifest:file-entry manifest:full-path="Pictures/200000020000014E000000EF4F37185FD11846C6.eps" manifest:media-type="image/x-eps"/>
  <manifest:file-entry manifest:full-path="Pictures/200000020000015D000000EBDBB5D0EA2B035073.eps" manifest:media-type="image/x-eps"/>
  <manifest:file-entry manifest:full-path="Pictures/20000002000001B20000007AEA8E98D1B7CAD90C.eps" manifest:media-type="image/x-eps"/>
  <manifest:file-entry manifest:full-path="Pictures/20000002000001BA0000009FC7AD494717C1F765.eps" manifest:media-type="image/x-ep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"/>
  <manifest:file-entry manifest:full-path="ObjectReplacements/Object 60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"/>
  <manifest:file-entry manifest:full-path="ObjectReplacements/Object 61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55" manifest:media-type=""/>
  <manifest:file-entry manifest:full-path="ObjectReplacements/Object 59" manifest:media-type="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56" manifest:media-type=""/>
  <manifest:file-entry manifest:full-path="ObjectReplacements/Object 58" manifest:media-type=""/>
  <manifest:file-entry manifest:full-path="ObjectReplacements/Object 57" manifest:media-type="application/x-openoffice-gdimetafile;windows_formatname=&quot;GDIMetaFile&quot;"/>
  <manifest:file-entry manifest:full-path="ObjectReplacements/Object 53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85cm" svg:x="-0.5cm" svg:y="3.821cm">
          <draw:image xlink:href="Pictures/2000000200000251000001C1B25D161B85177B64.eps" xlink:type="simple" xlink:show="embed" xlink:actuate="onLoad">
            <text:p/>
          </draw:image>
        </draw:frame>
        <draw:frame draw:style-name="gr1" draw:text-style-name="P1" draw:layer="layout" svg:width="0.861cm" svg:height="0.403cm" svg:x="4.253cm" svg:y="10.949cm">
          <draw:image xlink:href="Pictures/100002010000023C0000010C424A4E2772C3D278.png" xlink:type="simple" xlink:show="embed" xlink:actuate="onLoad">
            <text:p/>
          </draw:image>
        </draw:frame>
        <draw:frame draw:style-name="gr1" draw:text-style-name="P1" draw:layer="layout" svg:width="0.766cm" svg:height="0.359cm" svg:x="4.284cm" svg:y="11.604cm">
          <draw:image xlink:href="Pictures/100002010000023C0000010CA1B4795260A0909C.png" xlink:type="simple" xlink:show="embed" xlink:actuate="onLoad">
            <text:p/>
          </draw:image>
        </draw:frame>
        <draw:frame draw:style-name="gr2" draw:text-style-name="P1" draw:layer="layout" svg:width="0.766cm" svg:height="0.359cm" svg:x="6.143cm" svg:y="11.587cm">
          <draw:image xlink:href="Pictures/100002010000023C0000010CA1B4795260A0909C.png" xlink:type="simple" xlink:show="embed" xlink:actuate="onLoad">
            <text:p/>
          </draw:image>
        </draw:frame>
        <draw:frame draw:style-name="gr2" draw:text-style-name="P1" draw:layer="layout" svg:width="0.766cm" svg:height="0.359cm" draw:transform="rotate (0.158824961931484) translate (8.059cm 11.569cm)">
          <draw:image xlink:href="Pictures/100002010000023C0000010CA1B4795260A0909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139cm" svg:height="1.002cm" svg:x="1.623cm" svg:y="9.07cm">
          <draw:image xlink:href="Pictures/100002010000023C0000010CD178B79AED09DB90.png" xlink:type="simple" xlink:show="embed" xlink:actuate="onLoad">
            <text:p/>
          </draw:image>
        </draw:frame>
        <draw:frame draw:style-name="gr1" draw:text-style-name="P1" draw:layer="layout" svg:width="2.038cm" svg:height="0.955cm" svg:x="1.651cm" svg:y="7.455cm">
          <draw:image xlink:href="">
            <text:p/>
          </draw:image>
        </draw:frame>
        <draw:frame draw:style-name="gr1" draw:text-style-name="P1" draw:layer="layout" svg:width="1.91cm" svg:height="0.894cm" svg:x="1.819cm" svg:y="10.571cm">
          <draw:image xlink:href="">
            <text:p/>
          </draw:image>
        </draw:frame>
        <draw:frame draw:style-name="gr1" draw:text-style-name="P1" draw:layer="layout" svg:width="13.81cm" svg:height="9.286cm" svg:x="4.023cm" svg:y="7.052cm">
          <draw:image xlink:href="Pictures/10000000000002B8000001D4A5C4FC5928BAEE31.bmp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5.415cm" svg:height="4.797cm" svg:x="2.877cm" svg:y="22.32cm">
          <draw:image xlink:href="Pictures/20000002000001B500000088F97B332EE7D83E30.eps" xlink:type="simple" xlink:show="embed" xlink:actuate="onLoad">
            <text:p/>
          </draw:image>
        </draw:frame>
        <draw:frame draw:style-name="gr1" draw:text-style-name="P1" draw:layer="layout" svg:width="11.782cm" svg:height="8.43cm" svg:x="5.354cm" svg:y="7.13cm">
          <draw:image xlink:href="Pictures/200000020000014E000000EF4F37185FD11846C6.eps" xlink:type="simple" xlink:show="embed" xlink:actuate="onLoad">
            <text:p/>
          </draw:image>
        </draw:frame>
        <draw:frame draw:style-name="gr4" draw:text-style-name="P2" draw:layer="layout" svg:width="0.653cm" svg:height="0.53cm" svg:x="8.607cm" svg:y="11.7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64cm" svg:height="0.53cm" svg:x="4.941cm" svg:y="24.1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644cm" svg:height="0.53cm" svg:x="7.715cm" svg:y="25.40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649cm" svg:height="0.53cm" svg:x="15.855cm" svg:y="23.81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2.311cm" svg:height="8.289cm" svg:x="4.242cm" svg:y="-0.467cm">
          <draw:image xlink:href="Pictures/200000020000015D000000EBDBB5D0EA2B035073.eps" xlink:type="simple" xlink:show="embed" xlink:actuate="onLoad">
            <text:p/>
          </draw:image>
        </draw:frame>
        <draw:frame draw:style-name="gr4" draw:text-style-name="P2" draw:layer="layout" svg:width="0.653cm" svg:height="0.53cm" svg:x="7.495cm" svg:y="4.15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64cm" svg:height="0.53cm" svg:x="6.385cm" svg:y="2.88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0.644cm" svg:height="0.53cm" svg:x="8.713cm" svg:y="4.1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649cm" svg:height="0.53cm" svg:x="14.216cm" svg:y="2.62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draw:layer="layout" svg:width="0.653cm" svg:height="0.53cm" svg:x="6.13cm" svg:y="25.3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2" draw:layer="layout" svg:width="15.31cm" svg:height="4.303cm" svg:x="2.861cm" svg:y="16.905cm">
          <draw:image xlink:href="Pictures/20000002000001B20000007AEA8E98D1B7CAD90C.eps" xlink:type="simple" xlink:show="embed" xlink:actuate="onLoad">
            <text:p/>
          </draw:image>
        </draw:frame>
        <draw:frame draw:style-name="gr4" draw:text-style-name="P2" draw:layer="layout" svg:width="0.64cm" svg:height="0.53cm" svg:x="4.808cm" svg:y="18.41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2" draw:layer="layout" svg:width="0.644cm" svg:height="0.53cm" svg:x="7.582cm" svg:y="19.64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2" draw:layer="layout" svg:width="0.649cm" svg:height="0.53cm" svg:x="15.722cm" svg:y="18.05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5" draw:text-style-name="P2" draw:layer="layout" svg:width="0.653cm" svg:height="0.53cm" svg:x="5.997cm" svg:y="19.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</draw:page>
      <draw:page draw:name="page4" draw:style-name="dp1" draw:master-page-name="Default">
        <draw:frame draw:style-name="gr3" draw:text-style-name="P2" draw:layer="layout" svg:width="15.592cm" svg:height="5.608cm" svg:x="19.164cm" svg:y="15.148cm">
          <draw:image xlink:href="Pictures/20000002000001BA0000009FC7AD494717C1F765.eps" xlink:type="simple" xlink:show="embed" xlink:actuate="onLoad">
            <text:p/>
          </draw:image>
        </draw:frame>
        <draw:frame draw:style-name="gr3" draw:text-style-name="P2" draw:layer="layout" svg:width="11.888cm" svg:height="8.536cm" svg:x="4.506cm" svg:y="13.115cm">
          <draw:image xlink:href="Pictures/200000020000014F000000F10FF34B9E59846602.eps" xlink:type="simple" xlink:show="embed" xlink:actuate="onLoad">
            <text:p/>
          </draw:image>
        </draw:frame>
        <draw:frame draw:style-name="gr3" draw:text-style-name="P2" draw:layer="layout" svg:width="11.888cm" svg:height="8.536cm" svg:x="4.572cm" svg:y="2.329cm">
          <draw:image xlink:href="Pictures/2000000200000151000000F2980D1F69EC9131BE.eps" xlink:type="simple" xlink:show="embed" xlink:actuate="onLoad">
            <text:p/>
          </draw:image>
        </draw:frame>
        <draw:frame draw:style-name="gr4" draw:text-style-name="P2" draw:layer="layout" svg:width="0.653cm" svg:height="0.53cm" svg:x="9.372cm" svg:y="7.33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0.653cm" svg:height="0.53cm" svg:x="24.744cm" svg:y="18.8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0.66cm" svg:height="0.53cm" svg:x="13.916cm" svg:y="5.45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" draw:layer="layout" svg:width="0.644cm" svg:height="0.53cm" svg:x="7.448cm" svg:y="6.34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0.649cm" svg:height="0.53cm" svg:x="14.081cm" svg:y="7.47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0.64cm" svg:height="0.53cm" svg:x="14.286cm" svg:y="6.39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0.64cm" svg:height="0.53cm" svg:x="30.563cm" svg:y="18.01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2" draw:layer="layout" svg:width="0.644cm" svg:height="0.53cm" svg:x="21.716cm" svg:y="17.93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2" draw:layer="layout" svg:width="0.649cm" svg:height="0.53cm" svg:x="29.657cm" svg:y="18.92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2" draw:layer="layout" svg:width="0.66cm" svg:height="0.53cm" svg:x="12.979cm" svg:y="16.1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" draw:layer="layout" svg:width="0.66cm" svg:height="0.53cm" svg:x="30.964cm" svg:y="17.176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2" draw:layer="layout" svg:width="15.557cm" svg:height="5.82cm" svg:x="18.78cm" svg:y="7.104cm">
          <draw:image xlink:href="Pictures/20000002000001B9000000A5D522EFD09A79794D.eps" xlink:type="simple" xlink:show="embed" xlink:actuate="onLoad">
            <text:p/>
          </draw:image>
        </draw:frame>
        <draw:frame draw:style-name="gr4" draw:text-style-name="P2" draw:layer="layout" svg:width="0.653cm" svg:height="0.53cm" svg:x="24.744cm" svg:y="18.861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2" draw:layer="layout" svg:width="0.64cm" svg:height="0.53cm" svg:x="30.563cm" svg:y="18.01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2" draw:layer="layout" svg:width="0.644cm" svg:height="0.53cm" svg:x="21.716cm" svg:y="17.93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2" draw:layer="layout" svg:width="0.649cm" svg:height="0.53cm" svg:x="29.657cm" svg:y="18.9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2" draw:layer="layout" svg:width="0.66cm" svg:height="0.53cm" svg:x="30.964cm" svg:y="17.177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2" draw:layer="layout" svg:width="0.653cm" svg:height="0.53cm" svg:x="24.242cm" svg:y="10.92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2" draw:layer="layout" svg:width="0.64cm" svg:height="0.53cm" svg:x="30.563cm" svg:y="10.27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2" draw:layer="layout" svg:width="0.644cm" svg:height="0.53cm" svg:x="21.28cm" svg:y="10.03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text-style-name="P2" draw:layer="layout" svg:width="0.649cm" svg:height="0.53cm" svg:x="29.59cm" svg:y="11.094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2" draw:layer="layout" svg:width="0.66cm" svg:height="0.53cm" svg:x="30.863cm" svg:y="9.14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</draw:page>
      <draw:page draw:name="page5" draw:style-name="dp1" draw:master-page-name="Default">
        <draw:frame draw:style-name="gr3" draw:text-style-name="P2" draw:layer="layout" svg:width="12.24cm" svg:height="8.289cm" svg:x="3.592cm" svg:y="5.401cm">
          <draw:image xlink:href="Pictures/200000020000015B000000EB28FF92AAF52644A4.eps" xlink:type="simple" xlink:show="embed" xlink:actuate="onLoad">
            <text:p/>
          </draw:image>
        </draw:frame>
        <draw:frame draw:style-name="gr3" draw:text-style-name="P2" draw:layer="layout" svg:width="12.734cm" svg:height="8.536cm" svg:x="4.015cm" svg:y="17.133cm">
          <draw:image xlink:href="Pictures/2000000200000169000000F2D509C33920B9AE11.eps" xlink:type="simple" xlink:show="embed" xlink:actuate="onLoad">
            <text:p/>
          </draw:image>
        </draw:frame>
        <draw:frame draw:style-name="gr4" draw:text-style-name="P2" draw:layer="layout" svg:width="0.653cm" svg:height="0.53cm" svg:x="9.339cm" svg:y="11.45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2" draw:layer="layout" svg:width="0.653cm" svg:height="0.53cm" svg:x="9.841cm" svg:y="23.3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2" draw:layer="layout" svg:width="0.64cm" svg:height="0.53cm" svg:x="11.205cm" svg:y="7.79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2" draw:layer="layout" svg:width="0.64cm" svg:height="0.53cm" svg:x="11.641cm" svg:y="19.68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2" draw:layer="layout" svg:width="0.644cm" svg:height="0.53cm" svg:x="13.041cm" svg:y="8.7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2" draw:layer="layout" svg:width="0.644cm" svg:height="0.53cm" svg:x="13.71cm" svg:y="20.71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2" draw:layer="layout" svg:width="0.649cm" svg:height="0.53cm" svg:x="6.212cm" svg:y="11.4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2" draw:layer="layout" svg:width="0.649cm" svg:height="0.53cm" svg:x="6.782cm" svg:y="23.38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</draw:page>
      <draw:page draw:name="page6" draw:style-name="dp1" draw:master-page-name="Default">
        <draw:frame draw:style-name="gr3" draw:text-style-name="P2" draw:layer="layout" svg:width="12.875cm" svg:height="8.219cm" svg:x="4.077cm" svg:y="19.567cm">
          <draw:image xlink:href="Pictures/200000020000014C000000EEF028003D045DEABE.eps" xlink:type="simple" xlink:show="embed" xlink:actuate="onLoad">
            <text:p/>
          </draw:image>
        </draw:frame>
        <draw:frame draw:style-name="gr3" draw:text-style-name="P2" draw:layer="layout" svg:width="12.875cm" svg:height="8.219cm" svg:x="3.04cm" svg:y="7.41cm">
          <draw:image xlink:href="Pictures/200000020000016D000000E9034BEA5053F2923A.eps" xlink:type="simple" xlink:show="embed" xlink:actuate="onLoad">
            <text:p/>
          </draw:image>
        </draw:frame>
        <draw:frame draw:style-name="gr4" draw:text-style-name="P2" draw:layer="layout" svg:width="0.653cm" svg:height="0.53cm" svg:x="5.086cm" svg:y="11.9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2" draw:layer="layout" svg:width="0.653cm" svg:height="0.53cm" svg:x="6.191cm" svg:y="23.61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2" draw:layer="layout" svg:width="0.64cm" svg:height="0.53cm" svg:x="9.799cm" svg:y="11.58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2" draw:layer="layout" svg:width="0.64cm" svg:height="0.53cm" svg:x="10.636cm" svg:y="23.63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2" draw:layer="layout" svg:width="0.644cm" svg:height="0.53cm" svg:x="6.075cm" svg:y="10.96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2" draw:layer="layout" svg:width="0.644cm" svg:height="0.53cm" svg:x="6.979cm" svg:y="22.725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2" draw:layer="layout" svg:width="0.649cm" svg:height="0.53cm" svg:x="6.08cm" svg:y="12.66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2" draw:layer="layout" svg:width="0.649cm" svg:height="0.53cm" svg:x="7.218cm" svg:y="24.45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2" draw:layer="layout" svg:width="0.66cm" svg:height="0.53cm" svg:x="13.415cm" svg:y="10.67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2" draw:layer="layout" svg:width="0.66cm" svg:height="0.53cm" svg:x="13.95cm" svg:y="22.43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5.627cm" svg:height="5.749cm" svg:x="17.004cm" svg:y="9.818cm">
          <draw:image xlink:href="Pictures/20000002000001BB000000A3D30C760D0738A47C.eps" xlink:type="simple" xlink:show="embed" xlink:actuate="onLoad">
            <text:p/>
          </draw:image>
        </draw:frame>
        <draw:frame draw:style-name="gr4" draw:text-style-name="P2" draw:layer="layout" svg:width="0.653cm" svg:height="0.53cm" svg:x="19.254cm" svg:y="12.73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2" draw:layer="layout" svg:width="0.644cm" svg:height="0.53cm" svg:x="20.409cm" svg:y="12.208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text-style-name="P2" draw:layer="layout" svg:width="0.649cm" svg:height="0.53cm" svg:x="20.984cm" svg:y="13.93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text-style-name="P2" draw:layer="layout" svg:width="0.64cm" svg:height="0.53cm" svg:x="24.904cm" svg:y="12.954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2" draw:layer="layout" svg:width="0.66cm" svg:height="0.53cm" svg:x="29.793cm" svg:y="11.482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3" draw:text-style-name="P2" draw:layer="layout" svg:width="15.592cm" svg:height="5.538cm" svg:x="17.155cm" svg:y="19.033cm">
          <draw:image xlink:href="Pictures/20000002000001BA0000009DBA98F9CFB404FAC9.eps" xlink:type="simple" xlink:show="embed" xlink:actuate="onLoad">
            <text:p/>
          </draw:image>
        </draw:frame>
        <draw:frame draw:style-name="gr4" draw:text-style-name="P2" draw:layer="layout" svg:width="0.653cm" svg:height="0.53cm" svg:x="19.557cm" svg:y="22.208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2" draw:layer="layout" svg:width="0.644cm" svg:height="0.53cm" svg:x="20.711cm" svg:y="21.283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2" draw:layer="layout" svg:width="0.649cm" svg:height="0.53cm" svg:x="21.521cm" svg:y="22.878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2" draw:layer="layout" svg:width="0.64cm" svg:height="0.53cm" svg:x="24.068cm" svg:y="22.063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2" draw:layer="layout" svg:width="0.66cm" svg:height="0.53cm" svg:x="29.627cm" svg:y="20.826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4T09:50:25.056633584</dc:date>
    <meta:editing-duration>PT11H33M31S</meta:editing-duration>
    <meta:editing-cycles>4</meta:editing-cycles>
    <meta:generator>LibreOffice/5.1.6.2$Linux_X86_64 LibreOffice_project/10m0$Build-2</meta:generator>
    <meta:document-statistic meta:object-count="85"/>
  </office:meta>
</office:document-meta>
</file>

<file path=Object 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0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1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1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13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14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5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6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17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18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19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20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2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23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24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25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26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27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8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9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0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1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3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34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35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36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37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38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9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4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40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4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42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43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44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45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46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47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48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49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5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50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51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52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53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54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55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5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57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58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59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60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6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62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9/content.xml><?xml version="1.0" encoding="utf-8"?>
<math xmlns="http://www.w3.org/1998/Math/MathML" display="block">
  <semantics>
    <msub>
      <mi>V</mi>
      <mn>0</mn>
    </msub>
    <annotation encoding="StarMath 5.0">V_0</annotation>
  </semantics>
</math>
</file>